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155cm" draw:marker-end-width="0.155cm" draw:fill="solid" draw:fill-color="#ffffff" draw:textarea-horizontal-align="center" draw:textarea-vertical-align="middle" fo:padding-top="0cm" fo:padding-bottom="0cm" fo:padding-left="0cm" fo:padding-right="0cm"/>
    </style:style>
    <style:style style:name="gr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15" style:family="graphic" style:parent-style-name="standard">
      <style:graphic-properties svg:stroke-width="0cm" draw:marker-start-width="0.2cm" draw:marker-end-width="0.2cm" draw:textarea-horizontal-align="center" draw:textarea-vertical-align="middle" fo:padding-top="0.087cm" fo:padding-bottom="0.087cm" fo:padding-left="0.212cm" fo:padding-right="0.212cm"/>
    </style:style>
    <style:style style:name="gr16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17" style:family="graphic" style:parent-style-name="standard">
      <style:graphic-properties draw:ole-draw-aspect="1" style:protect="size"/>
    </style:style>
    <style:style style:name="gr18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19" style:family="graphic" style:parent-style-name="standard">
      <style:graphic-properties svg:stroke-width="0.049cm" svg:stroke-color="#ffffff" draw:textarea-horizontal-align="center" draw:textarea-vertical-align="middle" fo:padding-top="0.024cm" fo:padding-bottom="0.024cm" fo:padding-left="0.024cm" fo:padding-right="0.024cm"/>
    </style:style>
    <style:style style:name="gr20" style:family="graphic" style:parent-style-name="standard">
      <style:graphic-properties svg:stroke-width="0cm" draw:marker-start-width="0.127cm" draw:marker-end-width="0.127cm" draw:textarea-horizontal-align="center" draw:textarea-vertical-align="middle" fo:padding-top="0cm" fo:padding-bottom="0cm" fo:padding-left="0cm" fo:padding-right="0cm"/>
    </style:style>
    <style:style style:name="gr2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Raavi" style:font-family-generic-complex="system" style:font-pitch-complex="variable" style:font-size-complex="18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1cm" svg:height="0.479cm" svg:x="1.099cm" svg:y="0.846cm">
          <text:p/>
        </draw:rect>
        <draw:g>
          <draw:circle draw:style-name="gr2" draw:text-style-name="P2" draw:layer="layout" svg:width="-0.301cm" svg:height="-0.302cm" svg:x="3.795cm" svg:y="1.249cm" draw:kind="arc" draw:start-angle="178.71" draw:end-angle="0.34">
            <text:p/>
          </draw:circle>
          <draw:circle draw:style-name="gr3" draw:text-style-name="P2" draw:layer="layout" svg:width="-0.302cm" svg:height="-0.302cm" svg:x="4.094cm" svg:y="1.246cm" draw:kind="arc" draw:start-angle="178.71" draw:end-angle="0.34">
            <text:p/>
          </draw:circle>
          <draw:circle draw:style-name="gr4" draw:text-style-name="P2" draw:layer="layout" svg:width="-0.301cm" svg:height="-0.302cm" svg:x="4.394cm" svg:y="1.249cm" draw:kind="arc" draw:start-angle="178.71" draw:end-angle="0.34">
            <text:p/>
          </draw:circle>
          <draw:circle draw:style-name="gr5" draw:text-style-name="P2" draw:layer="layout" svg:width="-0.302cm" svg:height="-0.302cm" svg:x="3.496cm" svg:y="1.246cm" draw:kind="arc" draw:start-angle="178.71" draw:end-angle="0.34">
            <text:p/>
          </draw:circle>
          <draw:circle draw:style-name="gr6" draw:text-style-name="P2" draw:layer="layout" svg:width="-0.302cm" svg:height="-0.302cm" svg:x="3.197cm" svg:y="1.246cm" draw:kind="arc" draw:start-angle="178.71" draw:end-angle="0.34">
            <text:p/>
          </draw:circle>
          <draw:line draw:style-name="gr7" draw:text-style-name="P2" draw:layer="layout" svg:x1="4.396cm" svg:y1="1.117cm" svg:x2="2.9cm" svg:y2="1.117cm">
            <text:p/>
          </draw:line>
        </draw:g>
        <draw:rect draw:style-name="gr1" draw:text-style-name="P1" draw:layer="layout" svg:width="0.585cm" svg:height="1.475cm" svg:x="3.864cm" svg:y="2.278cm">
          <text:p/>
        </draw:rect>
        <draw:g>
          <draw:circle draw:style-name="gr8" draw:text-style-name="P2" draw:layer="layout" svg:width="0.301cm" svg:height="0.302cm" draw:transform="rotate (-1.57079632679579) translate (5.252cm 2.876cm)" draw:kind="arc" draw:start-angle="178.71" draw:end-angle="0.34">
            <text:p/>
          </draw:circle>
          <draw:circle draw:style-name="gr9" draw:text-style-name="P2" draw:layer="layout" svg:width="0.302cm" svg:height="0.302cm" draw:transform="rotate (-1.57079632679579) translate (5.249cm 2.577cm)" draw:kind="arc" draw:start-angle="178.71" draw:end-angle="0.34">
            <text:p/>
          </draw:circle>
          <draw:circle draw:style-name="gr10" draw:text-style-name="P2" draw:layer="layout" svg:width="0.301cm" svg:height="0.302cm" draw:transform="rotate (-1.57079632679579) translate (5.252cm 2.277cm)" draw:kind="arc" draw:start-angle="178.71" draw:end-angle="0.34">
            <text:p/>
          </draw:circle>
          <draw:circle draw:style-name="gr11" draw:text-style-name="P2" draw:layer="layout" svg:width="0.302cm" svg:height="0.302cm" draw:transform="rotate (-1.57079632679579) translate (5.249cm 3.175cm)" draw:kind="arc" draw:start-angle="178.71" draw:end-angle="0.34">
            <text:p/>
          </draw:circle>
          <draw:circle draw:style-name="gr12" draw:text-style-name="P2" draw:layer="layout" svg:width="0.302cm" svg:height="0.302cm" draw:transform="rotate (-1.57079632679579) translate (5.249cm 3.474cm)" draw:kind="arc" draw:start-angle="178.71" draw:end-angle="0.34">
            <text:p/>
          </draw:circle>
          <draw:line draw:style-name="gr13" draw:text-style-name="P2" draw:layer="layout" svg:x1="5.12cm" svg:y1="2.275cm" svg:x2="5.12cm" svg:y2="3.771cm">
            <text:p/>
          </draw:line>
        </draw:g>
        <draw:line draw:style-name="gr14" draw:text-style-name="P3" draw:layer="layout" svg:x1="4.389cm" svg:y1="1.097cm" svg:x2="5.821cm" svg:y2="1.097cm">
          <text:p/>
        </draw:line>
        <draw:line draw:style-name="gr14" draw:text-style-name="P3" draw:layer="layout" svg:x1="2.6cm" svg:y1="1.087cm" svg:x2="2.895cm" svg:y2="1.087cm">
          <text:p/>
        </draw:line>
        <draw:line draw:style-name="gr14" draw:text-style-name="P3" draw:layer="layout" svg:x1="0.518cm" svg:y1="1.076cm" svg:x2="1.104cm" svg:y2="1.076cm">
          <text:p/>
        </draw:line>
        <draw:line draw:style-name="gr14" draw:text-style-name="P3" draw:layer="layout" svg:x1="0.528cm" svg:y1="4.104cm" svg:x2="10.16cm" svg:y2="4.104cm">
          <text:p/>
        </draw:line>
        <draw:line draw:style-name="gr14" draw:text-style-name="P3" draw:layer="layout" svg:x1="4.145cm" svg:y1="3.748cm" svg:x2="4.145cm" svg:y2="4.114cm">
          <text:p/>
        </draw:line>
        <draw:line draw:style-name="gr14" draw:text-style-name="P3" draw:layer="layout" svg:x1="5.1cm" svg:y1="3.779cm" svg:x2="5.1cm" svg:y2="4.114cm">
          <text:p/>
        </draw:line>
        <draw:line draw:style-name="gr15" draw:text-style-name="P3" draw:layer="layout" svg:x1="5.104cm" svg:y1="2.28cm" svg:x2="5.104cm" svg:y2="2.066cm">
          <text:p/>
        </draw:line>
        <draw:line draw:style-name="gr14" draw:text-style-name="P3" draw:layer="layout" svg:x1="4.135cm" svg:y1="2.275cm" svg:x2="4.135cm" svg:y2="2.062cm">
          <text:p/>
        </draw:line>
        <draw:line draw:style-name="gr14" draw:text-style-name="P3" draw:layer="layout" svg:x1="5.104cm" svg:y1="2.066cm" svg:x2="4.128cm" svg:y2="2.066cm">
          <text:p/>
        </draw:line>
        <draw:line draw:style-name="gr14" draw:text-style-name="P3" draw:layer="layout" svg:x1="4.579cm" svg:y1="2.066cm" svg:x2="4.579cm" svg:y2="1.097cm">
          <text:p/>
        </draw:line>
        <draw:line draw:style-name="gr16" draw:text-style-name="P3" draw:layer="layout" svg:x1="2.55cm" svg:y1="0.54cm" svg:x2="3.329cm" svg:y2="0.54cm">
          <text:p/>
        </draw:line>
        <draw:frame draw:style-name="gr17" draw:layer="layout" svg:width="0.56cm" svg:height="0.579cm" svg:x="3.291cm" svg:y="0.3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layer="layout" svg:width="0.569cm" svg:height="0.671cm" svg:x="7.863cm" svg:y="0.26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layer="layout" svg:width="0.656cm" svg:height="0.58cm" svg:x="0.436cm" svg:y="2.27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layer="layout" svg:width="0.65cm" svg:height="0.579cm" svg:x="5.12cm" svg:y="2.26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ellipse draw:style-name="gr18" draw:text-style-name="P4" draw:layer="layout" svg:width="0.597cm" svg:height="0.6cm" draw:transform="rotate (1.5707963267946) translate (9.83cm 2.899cm)" draw:kind="arc" draw:start-angle="178.71" draw:end-angle="0.34">
            <text:p/>
          </draw:ellipse>
          <draw:circle draw:style-name="gr18" draw:text-style-name="P4" draw:layer="layout" svg:width="0.6cm" svg:height="0.6cm" draw:transform="rotate (1.5707963267946) translate (9.837cm 3.498cm)" draw:kind="arc" draw:start-angle="178.71" draw:end-angle="0.34">
            <text:p/>
          </draw:circle>
          <draw:ellipse draw:style-name="gr18" draw:text-style-name="P4" draw:layer="layout" svg:width="0.597cm" svg:height="0.6cm" draw:transform="rotate (1.5707963267946) translate (9.83cm 4.098cm)" draw:kind="arc" draw:start-angle="178.71" draw:end-angle="0.34">
            <text:p/>
          </draw:ellipse>
          <draw:circle draw:style-name="gr18" draw:text-style-name="P4" draw:layer="layout" svg:width="0.6cm" svg:height="0.6cm" draw:transform="rotate (1.5707963267946) translate (9.837cm 2.302cm)" draw:kind="arc" draw:start-angle="178.71" draw:end-angle="0.34">
            <text:p/>
          </draw:circle>
          <draw:circle draw:style-name="gr18" draw:text-style-name="P4" draw:layer="layout" svg:width="0.6cm" svg:height="0.6cm" draw:transform="rotate (1.5707963267946) translate (9.837cm 1.703cm)" draw:kind="arc" draw:start-angle="178.71" draw:end-angle="0.34">
            <text:p/>
          </draw:circle>
          <draw:line draw:style-name="gr19" draw:text-style-name="P4" draw:layer="layout" svg:x1="10.126cm" svg:y1="4.099cm" svg:x2="10.126cm" svg:y2="1.107cm">
            <text:p/>
          </draw:line>
        </draw:g>
        <draw:g>
          <draw:ellipse draw:style-name="gr18" draw:text-style-name="P4" draw:layer="layout" svg:width="0.597cm" svg:height="0.6cm" draw:transform="rotate (-1.57079632679579) translate (11.726cm 2.302cm)" draw:kind="arc" draw:start-angle="178.71" draw:end-angle="0.34">
            <text:p/>
          </draw:ellipse>
          <draw:circle draw:style-name="gr18" draw:text-style-name="P4" draw:layer="layout" svg:width="0.6cm" svg:height="0.6cm" draw:transform="rotate (-1.57079632679579) translate (11.719cm 1.703cm)" draw:kind="arc" draw:start-angle="178.71" draw:end-angle="0.34">
            <text:p/>
          </draw:circle>
          <draw:ellipse draw:style-name="gr18" draw:text-style-name="P4" draw:layer="layout" svg:width="0.597cm" svg:height="0.6cm" draw:transform="rotate (-1.57079632679579) translate (11.726cm 1.103cm)" draw:kind="arc" draw:start-angle="178.71" draw:end-angle="0.34">
            <text:p/>
          </draw:ellipse>
          <draw:circle draw:style-name="gr18" draw:text-style-name="P4" draw:layer="layout" svg:width="0.6cm" svg:height="0.6cm" draw:transform="rotate (-1.57079632679579) translate (11.719cm 2.899cm)" draw:kind="arc" draw:start-angle="178.71" draw:end-angle="0.34">
            <text:p/>
          </draw:circle>
          <draw:circle draw:style-name="gr18" draw:text-style-name="P4" draw:layer="layout" svg:width="0.6cm" svg:height="0.6cm" draw:transform="rotate (-1.57079632679579) translate (11.719cm 3.498cm)" draw:kind="arc" draw:start-angle="178.71" draw:end-angle="0.34">
            <text:p/>
          </draw:circle>
          <draw:line draw:style-name="gr19" draw:text-style-name="P4" draw:layer="layout" svg:x1="11.43cm" svg:y1="1.103cm" svg:x2="11.43cm" svg:y2="4.095cm">
            <text:p/>
          </draw:line>
        </draw:g>
        <draw:line draw:style-name="gr20" draw:text-style-name="P4" draw:layer="layout" svg:x1="10.603cm" svg:y1="1.103cm" svg:x2="10.603cm" svg:y2="4.098cm">
          <text:p/>
        </draw:line>
        <draw:line draw:style-name="gr20" draw:text-style-name="P4" draw:layer="layout" svg:x1="10.952cm" svg:y1="1.103cm" svg:x2="10.952cm" svg:y2="4.098cm">
          <text:p/>
        </draw:line>
        <draw:line draw:style-name="gr16" draw:text-style-name="P3" draw:layer="layout" svg:x1="7.03cm" svg:y1="0.558cm" svg:x2="7.944cm" svg:y2="0.558cm">
          <text:p/>
        </draw:line>
        <draw:frame draw:style-name="gr17" draw:layer="layout" svg:width="1.428cm" svg:height="0.529cm" svg:x="10.157cm" svg:y="4.25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rect draw:style-name="gr1" draw:text-style-name="P1" draw:layer="layout" svg:width="1.509cm" svg:height="0.479cm" svg:x="5.791cm" svg:y="0.882cm">
          <text:p/>
        </draw:rect>
        <draw:g>
          <draw:circle draw:style-name="gr21" draw:text-style-name="P2" draw:layer="layout" svg:width="-0.301cm" svg:height="-0.302cm" svg:x="8.573cm" svg:y="1.28cm" draw:kind="arc" draw:start-angle="178.71" draw:end-angle="0.34">
            <text:p/>
          </draw:circle>
          <draw:circle draw:style-name="gr22" draw:text-style-name="P2" draw:layer="layout" svg:width="-0.302cm" svg:height="-0.302cm" svg:x="8.872cm" svg:y="1.277cm" draw:kind="arc" draw:start-angle="178.71" draw:end-angle="0.34">
            <text:p/>
          </draw:circle>
          <draw:circle draw:style-name="gr23" draw:text-style-name="P2" draw:layer="layout" svg:width="-0.301cm" svg:height="-0.302cm" svg:x="9.172cm" svg:y="1.28cm" draw:kind="arc" draw:start-angle="178.71" draw:end-angle="0.34">
            <text:p/>
          </draw:circle>
          <draw:circle draw:style-name="gr24" draw:text-style-name="P2" draw:layer="layout" svg:width="-0.302cm" svg:height="-0.302cm" svg:x="8.274cm" svg:y="1.277cm" draw:kind="arc" draw:start-angle="178.71" draw:end-angle="0.34">
            <text:p/>
          </draw:circle>
          <draw:circle draw:style-name="gr25" draw:text-style-name="P2" draw:layer="layout" svg:width="-0.302cm" svg:height="-0.302cm" svg:x="7.975cm" svg:y="1.277cm" draw:kind="arc" draw:start-angle="178.71" draw:end-angle="0.34">
            <text:p/>
          </draw:circle>
          <draw:line draw:style-name="gr26" draw:text-style-name="P2" draw:layer="layout" svg:x1="9.174cm" svg:y1="1.148cm" svg:x2="7.678cm" svg:y2="1.148cm">
            <text:p/>
          </draw:line>
        </draw:g>
        <draw:line draw:style-name="gr14" draw:text-style-name="P3" draw:layer="layout" svg:x1="7.301cm" svg:y1="1.122cm" svg:x2="7.677cm" svg:y2="1.122cm">
          <text:p/>
        </draw:line>
        <draw:line draw:style-name="gr14" draw:text-style-name="P3" draw:layer="layout" svg:x1="9.174cm" svg:y1="1.127cm" svg:x2="10.2cm" svg:y2="1.127cm">
          <text:p/>
        </draw:line>
        <draw:frame draw:style-name="gr17" draw:layer="layout" svg:width="0.665cm" svg:height="0.58cm" svg:x="12.349cm" svg:y="2.29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7" draw:layer="layout" svg:width="0.534cm" svg:height="0.466cm" svg:x="0.482cm" svg:y="1.66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layer="layout" svg:width="0.534cm" svg:height="0.466cm" svg:x="5.12cm" svg:y="1.65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layer="layout" svg:width="0.534cm" svg:height="0.466cm" svg:x="12.318cm" svg:y="1.63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7" draw:layer="layout" svg:width="0.534cm" svg:height="0.466cm" svg:x="0.421cm" svg:y="3.10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7" draw:layer="layout" svg:width="0.534cm" svg:height="0.466cm" svg:x="5.297cm" svg:y="3.10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7" draw:layer="layout" svg:width="0.534cm" svg:height="0.466cm" svg:x="12.323cm" svg:y="3.05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layer="layout" svg:width="0.626cm" svg:height="0.529cm" svg:x="1.223cm" svg:y="1.3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7" draw:layer="layout" svg:width="0.626cm" svg:height="0.529cm" svg:x="3.576cm" svg:y="4.22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7" draw:layer="layout" svg:width="0.939cm" svg:height="0.53cm" svg:x="4.466cm" svg:y="4.24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7" draw:layer="layout" svg:width="0.626cm" svg:height="0.588cm" svg:x="6.171cm" svg:y="1.381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7" draw:layer="layout" svg:width="0.875cm" svg:height="0.53cm" svg:x="3.067cm" svg:y="1.3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7" draw:layer="layout" svg:width="0.875cm" svg:height="0.59cm" svg:x="7.882cm" svg:y="1.33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27" draw:text-style-name="P3" draw:layer="layout" svg:x1="11.399cm" svg:y1="1.107cm" svg:x2="12.71cm" svg:y2="1.107cm">
          <text:p/>
        </draw:line>
        <draw:line draw:style-name="gr27" draw:text-style-name="P3" draw:layer="layout" svg:x1="11.409cm" svg:y1="4.099cm" svg:x2="12.71cm" svg:y2="4.094cm">
          <text:p/>
        </draw:line>
        <draw:frame draw:style-name="gr17" draw:layer="layout" svg:width="0.665cm" svg:height="0.673cm" svg:x="9.19cm" svg:y="2.24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7" draw:layer="layout" svg:width="0.534cm" svg:height="0.466cm" svg:x="9.159cm" svg:y="1.58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layer="layout" svg:width="0.534cm" svg:height="0.466cm" svg:x="9.164cm" svg:y="3.008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9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8-09T10:10:33</dc:date>
    <dc:creator>khalid khan</dc:creator>
    <meta:editing-duration>PT00H00M22S</meta:editing-duration>
    <meta:editing-cycles>1</meta:editing-cycles>
    <meta:document-statistic meta:object-count="77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n>1</math:mn>
      </math:msub>
      <math:mo math:stretchy="false">ˆ</math:mo>
    </math:mover>
    <math:annotation math:encoding="StarMath 5.0">hat I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2</math:mn>
      </math:msub>
      <math:mo math:stretchy="false">ˆ</math:mo>
    </math:mover>
    <math:annotation math:encoding="StarMath 5.0">hat V_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R</math:mi>
      <math:mn>1</math:mn>
    </math:msub>
    <math:annotation math:encoding="StarMath 5.0">R_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R</math:mi>
      <math:mi>c</math:mi>
    </math:msub>
    <math:annotation math:encoding="StarMath 5.0">R_c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I</math:mi>
        <math:mn>2</math:mn>
        <math:mi>'</math:mi>
      </math:msubsup>
      <math:mo math:stretchy="false">ˆ</math:mo>
    </math:mover>
    <math:annotation math:encoding="StarMath 5.0">hat I_2^'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i>m</math:mi>
    </math:msub>
    <math:annotation math:encoding="StarMath 5.0">jX_m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sup>
      <math:mi>R</math:mi>
      <math:mn>2</math:mn>
      <math:mi>'</math:mi>
    </math:msubsup>
    <math:annotation math:encoding="StarMath 5.0">R^{'}_2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n>1</math:mn>
    </math:msub>
    <math:annotation math:encoding="StarMath 5.0">jX_1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sup>
      <math:mi math:fontstyle="italic">jX</math:mi>
      <math:mn>2</math:mn>
      <math:mi>'</math:mi>
    </math:msubsup>
    <math:annotation math:encoding="StarMath 5.0">jX^{'}_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V</math:mi>
        <math:mn>2</math:mn>
        <math:mi>'</math:mi>
      </math:msubsup>
      <math:mo math:stretchy="false">ˆ</math:mo>
    </math:mover>
    <math:annotation math:encoding="StarMath 5.0">hat V^{'}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1</math:mn>
      </math:msub>
      <math:mo math:stretchy="false">ˆ</math:mo>
    </math:mover>
    <math:annotation math:encoding="StarMath 5.0">hat V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n>1</math:mn>
      </math:msub>
      <math:mo math:stretchy="false">ˆ</math:mo>
    </math:mover>
    <math:annotation math:encoding="StarMath 5.0">hat E_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N</math:mi>
        <math:mn>1</math:mn>
      </math:msub>
      <math:mi math:fontstyle="normal">:</math:mi>
      <math:msub>
        <math:mi>N</math:mi>
        <math:mn>2</math:mn>
      </math:msub>
    </math:mrow>
    <math:annotation math:encoding="StarMath 5.0">N_1 : N_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